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HelveticaNeue" svg:font-family="HelveticaNeue, 'Helvetica Neue', Helvetica, Arial, sans-serif"/>
    <style:font-face style:name="adelle" svg:font-family="adelle, Georgia, '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text-align="center" style:justify-single-word="false"/>
      <style:text-properties fo:font-size="20pt"/>
    </style:style>
    <style:style style:name="P4" style:family="paragraph" style:parent-style-name="Text_20_body" style:list-style-name="L1">
      <style:text-properties officeooo:rsid="001a1e5e" officeooo:paragraph-rsid="001a1e5e"/>
    </style:style>
    <style:style style:name="P5" style:family="paragraph" style:parent-style-name="Text_20_body" style:list-style-name="L1">
      <style:text-properties officeooo:rsid="001bceb8" officeooo:paragraph-rsid="001bceb8"/>
    </style:style>
    <style:style style:name="P6" style:family="paragraph" style:parent-style-name="Text_20_body" style:list-style-name="L1">
      <style:text-properties officeooo:rsid="001d970a" officeooo:paragraph-rsid="001d970a"/>
    </style:style>
    <style:style style:name="P7" style:family="paragraph" style:parent-style-name="Text_20_body" style:list-style-name="L4">
      <style:text-properties officeooo:rsid="001d970a" officeooo:paragraph-rsid="001d970a"/>
    </style:style>
    <style:style style:name="P8" style:family="paragraph" style:parent-style-name="Text_20_body">
      <style:text-properties officeooo:rsid="001ede91" officeooo:paragraph-rsid="001ede91"/>
    </style:style>
    <style:style style:name="P9" style:family="paragraph" style:list-style-name="L1"/>
    <style:style style:name="P10"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style>
    <style:style style:name="P11"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style>
    <style:style style:name="P12" style:family="paragraph" style:master-page-name="">
      <style:paragraph-properties fo:margin-left="0.5in" fo:margin-right="0in" fo:margin-top="0in" fo:margin-bottom="0.0972in" style:contextual-spacing="false" fo:line-height="120%" fo:text-indent="0in" style:auto-text-indent="false" style:page-number="auto"/>
    </style:style>
    <style:style style:name="P13"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style>
    <style:style style:name="P14"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style>
    <style:style style:name="P15" style:family="paragraph" style:list-style-name="L3">
      <style:paragraph-properties fo:margin-left="0.5in" fo:margin-right="0in" fo:margin-top="0in" fo:margin-bottom="0.0972in" style:contextual-spacing="false" fo:line-height="120%" fo:text-indent="0in" style:auto-text-indent="false"/>
    </style:style>
    <style:style style:name="P16" style:family="paragraph" style:master-page-name="">
      <style:paragraph-properties fo:margin-left="0.5in" fo:margin-right="0in" fo:margin-top="0in" fo:margin-bottom="0.0972in" style:contextual-spacing="false" fo:line-height="120%" fo:text-indent="0in" style:auto-text-indent="false" style:page-number="auto"/>
    </style:style>
    <style:style style:name="P17" style:family="paragraph" style:parent-style-name="Text_20_body">
      <style:paragraph-properties fo:margin-left="0.5in" fo:margin-right="0in" fo:margin-top="0in" fo:margin-bottom="0.0972in" style:contextual-spacing="false" fo:line-height="120%" fo:text-indent="0in" style:auto-text-indent="false"/>
    </style:style>
    <style:style style:name="P18" style:family="paragraph" style:parent-style-name="Text_20_body" style:list-style-name="L4">
      <style:paragraph-properties fo:margin-left="0.9846in" fo:margin-right="0in" fo:text-indent="-0.25in" style:auto-text-indent="false"/>
      <style:text-properties officeooo:rsid="001d970a" officeooo:paragraph-rsid="001d970a"/>
    </style:style>
    <style:style style:name="P19" style:family="paragraph" style:parent-style-name="Text_20_body" style:list-style-name="L4">
      <style:paragraph-properties fo:margin-left="0.9846in" fo:margin-right="0in" fo:text-indent="-0.25in" style:auto-text-indent="false"/>
      <style:text-properties officeooo:rsid="001dfc99" officeooo:paragraph-rsid="001dfc99"/>
    </style:style>
    <style:style style:name="P20" style:family="paragraph" style:parent-style-name="Text_20_body" style:list-style-name="L4">
      <style:paragraph-properties fo:margin-left="0.9846in" fo:margin-right="0in" fo:text-indent="-0.25in" style:auto-text-indent="false"/>
      <style:text-properties officeooo:rsid="001f76cf" officeooo:paragraph-rsid="001f76cf"/>
    </style:style>
    <style:style style:name="T1" style:family="text">
      <style:text-properties fo:font-weight="normal" style:font-weight-asian="normal" style:font-weight-complex="normal"/>
    </style:style>
    <style:style style:name="T2" style:family="text">
      <style:text-properties fo:font-weight="normal" officeooo:rsid="00150873" style:font-weight-asian="normal" style:font-weight-complex="normal"/>
    </style:style>
    <style:style style:name="T3" style:family="text">
      <style:text-properties fo:font-weight="normal" officeooo:rsid="0017371e" style:font-weight-asian="normal" style:font-weight-complex="normal"/>
    </style:style>
    <style:style style:name="T4" style:family="text">
      <style:text-properties officeooo:rsid="001a1e5e"/>
    </style:style>
    <style:style style:name="T5" style:family="text">
      <style:text-properties officeooo:rsid="001a6da2"/>
    </style:style>
    <style:style style:name="T6" style:family="text">
      <style:text-properties officeooo:rsid="001bceb8"/>
    </style:style>
    <style:style style:name="T7" style:family="text">
      <style:text-properties officeooo:rsid="001d5bbe"/>
    </style:style>
    <style:style style:name="T8" style:family="text">
      <style:text-properties officeooo:rsid="001d970a"/>
    </style:style>
    <style:style style:name="T9" style:family="text">
      <style:text-properties officeooo:rsid="001dfc99"/>
    </style:style>
    <style:style style:name="T10" style:family="text">
      <style:text-properties officeooo:rsid="00222b6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ìm hiểu về GIT</text:p>
      <text:p text:style-name="P8">Trần Minh Đức</text:p>
      <text:p text:style-name="P8">Team: PHP</text:p>
      <text:list xml:id="list4677737870766374922" text:style-name="L1">
        <text:list-item>
          <text:p text:style-name="P1">Git là gì.</text:p>
          <text:p text:style-name="P1"><text:span text:style-name="Strong_20_Emphasis"><text:span text:style-name="T1">Git </text:span></text:span><text:span text:style-name="T1">là tên gọi của một </text:span><text:span text:style-name="T2">h</text:span><text:span text:style-name="Strong_20_Emphasis"><text:span text:style-name="T1">ệ thống quản lý phiên bản phân tán. </text:span></text:span><text:span text:style-name="T1">(</text:span><text:span text:style-name="Emphasis"><text:span text:style-name="T1">Distributed Version Control System –</text:span></text:span><text:span text:style-name="Emphasis"><text:span text:style-name="Strong_20_Emphasis"><text:span text:style-name="T1">DVCS</text:span></text:span></text:span><text:span text:style-name="T1">) là một trong những hệ thống quản lý phiên bản phân tán phổ biến nhất hiện nay. DVCS nghĩa là hệ thống giúp mỗi máy tính có thể lưu trữ nhiều phiên bản khác nhau của một mã nguồn được nhân bản (</text:span><text:span text:style-name="Strong_20_Emphasis"><text:span text:style-name="T1">clone</text:span></text:span><text:span text:style-name="T1">) từ một kho chứa mã nguồn (</text:span><text:span text:style-name="Strong_20_Emphasis"><text:span text:style-name="T1">repository</text:span></text:span><text:span text:style-name="T1">), mỗi thay đổi vào mã nguồn trên máy tính sẽ có thể ủy thác (</text:span><text:span text:style-name="Strong_20_Emphasis"><text:span text:style-name="T1">commit</text:span></text:span><text:span text:style-name="T1">) rồi đưa lên máy chủ nơi đặt kho chứa chính. Và một máy tính khác (nếu họ có quyền truy cập) cũng có thể clone lại mã nguồn từ kho chứa hoặc clone lại một tập hợp các thay đổi mới nhất trên máy tính kia. Trong Git, thư mục làm việc trên máy tính gọi là </text:span><text:span text:style-name="Strong_20_Emphasis"><text:span text:style-name="T1">Working Tree.</text:span></text:span></text:p>
          <text:p text:style-name="P1">Ngoài ra, có một cách hiểu khác về Git đơn giản hơn đó là nó sẽ giúp bạn lưu lại các phiên bản của những lần thay đổi vào mã nguồn và có thể dễ dàng khôi phục lại dễ dàng mà không cần copy lại mã nguồn rồi cất vào đâu đó. Và một người khác có thể xem các thay đổi của bạn ở từng phiên bản,  họ cũng có thể đối chiếu các thay đổi của bạn rồi gộp phiên bản của bạn vào phiên bản của họ. Cuối cùng là tất cả có thể đưa các thay đổi vào mã nguồn của mình lên một kho chứa mã nguồn.</text:p>
        </text:list-item>
      </text:list>
      <text:p text:style-name="P10">Cơ chế lưu trữ phiên bản của Git là nó sẽ tạo ra một “<text:span text:style-name="Emphasis">ảnh chụp</text:span>” (<text:span text:style-name="Strong_20_Emphasis"><text:span text:style-name="Emphasis">snapshot</text:span></text:span>) trên mỗi tập tin và thư mục sau khi commit, từ đó nó có thể cho phép bạn tái sử dụng lại một ảnh chụp nào đó mà bạn có thể hiểu đó là một phiên bản. Đây cũng chính là lợi thế của Git so với các DVCS khác khi nó không “lưu cứng” dữ liệu mà sẽ lưu với dạng snapshot.</text:p>
      <text:list xml:id="list165221229260628" text:continue-numbering="true" text:style-name="L1">
        <text:list-item>
          <text:p text:style-name="P1"><text:span text:style-name="Strong_20_Emphasis"><text:span text:style-name="T1">Ưu điểm </text:span></text:span><text:span text:style-name="Strong_20_Emphasis"><text:span text:style-name="T3">khi sử dụng Git </text:span></text:span></text:p>
        </text:list-item>
      </text:list>
      <text:list xml:id="list495897863677488130" text:style-name="L2">
        <text:list-item>
          <text:p text:style-name="P2"><text:span text:style-name="Strong_20_Emphasis"><text:span text:style-name="T3">Git dễ sử dụng, nhanh chóng, an toàn</text:span></text:span></text:p>
        </text:list-item>
        <text:list-item>
          <text:p text:style-name="P2"><text:span text:style-name="Strong_20_Emphasis"><text:span text:style-name="T3">Có thể giúp quy trình làm việc code theo nhóm đơn giản hơn nhiều với việc kết hợp các phân nhánh (branch).</text:span></text:span></text:p>
        </text:list-item>
        <text:list-item>
          <text:p text:style-name="P2"><text:span text:style-name="Strong_20_Emphasis"><text:span text:style-name="T3">Có thể làm việc ở bất kỳ đâu vì chỉ cần clone mã nguồn từ kho chứa hoặc clone một phiên bản thay đổi nào đó từ kho chứa, hoặc một nhánh nào đó từ kho chứa.</text:span></text:span></text:p>
        </text:list-item>
        <text:list-item>
          <text:p text:style-name="P2"><text:span text:style-name="Strong_20_Emphasis"><text:span text:style-name="T3">Dễ dàng trong việc deployment sản phẩm</text:span></text:span></text:p>
        </text:list-item>
      </text:list>
      <text:list xml:id="list165220796313298" text:continue-list="list165221229260628" text:style-name="L1">
        <text:list-item>
          <text:p text:style-name="P1">Sự khác nhau cơ bản của Git với bất ký VCS khác.</text:p>
          <text:p text:style-name="P1">Sự khác nhau bao gồm Subversion và dữ liệu trong git. Phần lớn hệ thống khác lưu trữ thông tin dưới dạng danh sách các tập tin được thay đổi. Các hệ thống này được coi thông tin lưu trữ như là một tập hợp các tập tin.</text:p>
          <text:p text:style-name="P1">Đối với git thì coi dữ liệu của nó giống như một tập hợp các “ảnh” (snapshot) của <text:soft-page-break/>một hệ thống tập tin nhỏ. Mổi lần bạn “commit”, hoặc lưu lại trạng thái hiện tại của dự án trong git, về cơ bản git chụp một bức ảnh và ghi lại nội dung của tất cả các tập tin thời điểm đó.</text:p>
        </text:list-item>
        <text:list-item>
          <text:p text:style-name="P1">Git mang tính toàn vẹn</text:p>
          <text:p text:style-name="P1">Mọi thứ trong Git được "băm" (checksum or hash) trước khi lưu trữ và được tham chiếu tới bằng mã băm đó. Có nghĩa là việc thay đổi nội dung của một tập tin hay một thư mục mà Git không biết tới là điều không thể. Chức năng này được xây dựng trong Git ở tầng thấp nhất và về mặt triết học được coi là toàn vẹn. Bạn không thể mất thông tin/dữ liệu trong khi truyền tải hoặc nhận về một tập tin bị hỏng mà Git không phát hiện ra.</text:p>
        </text:list-item>
      </text:list>
      <text:p text:style-name="P10">Cơ chế mà Git sử dụng cho việc băm này được gọi là mã băm SHA-1. Đây là một chuỗi được tạo thành bởi 40 ký tự của hệ cơ số 16 (0-9 và a-f) và được tính toán dựa trên nội dung của tập tin hoặc cấu trúc thư mục trong Git.</text:p>
      <text:list xml:id="list165221362734354" text:continue-numbering="true" text:style-name="L1">
        <text:list-item>
          <text:p text:style-name="P4">Git chỉ thêm mới dữ liệu</text:p>
          <text:p text:style-name="P4">Khi thực hiện các hành động trong Git, phần lớn tất cả hành động đó đều được thêm dữ liệu của Git. Rất khó để yêu cầu hệ thống thực hiện một hành động nào đó mà không khôi phục lại được hoặc xóa dữ liệu mà bạn chưa commit, nhưng mà khi đã commit thì rất khó để mất các dữ liệu đó. Điều này làm có thể thử nghiệm mà không lo sợ sẽ phá hỏng mọi thứ.</text:p>
        </text:list-item>
        <text:list-item>
          <text:p text:style-name="P4">Tính năng API của Git</text:p>
          <text:p text:style-name="P1">Ngoài những tính năng tuyệt vời của hệ thống quản lý source phân tán GIT nói chung (Chúng ta sẽ nói ở một bài cụ thể khác), Github còn hỗ trợ người dùng những tính năng quan trọng thông qua API sau:</text:p>
        </text:list-item>
      </text:list>
      <text:p text:style-name="P10">a) API to Update The Repository via HTTP: GitHub hỗ trợ người dùng có thể edit file source code từ web browser thông qua HTTP - POST</text:p>
      <text:p text:style-name="P10"><text:span text:style-name="T4">b</text:span>) API to Access Compare Views (Giới thiệu chức năng Compare Views http://github.com/blog/612-introduci...b-compare-view): Tính năng này hỗ trợ người dùng review và so sánh code của dự án thông qua việc xem các commit, comments, các dòng khác nhau giữa 2 version của file code ... Tính năng này cũng thông qua HTTP - POST, người dùng có thể thực hiên trên web browser.</text:p>
      <text:p text:style-name="P10"><text:span text:style-name="T5">c</text:span>) API to Manage Service Hooks: GitHub hỗ trợ tính năng mở rộng post-receive hooks http://help.github.com/post-receive-hooks. Tính năng này cho phép người dùng đăng ký 1 URL của mình (như là một web hook) cho các respository. Bất cứ khi nào có người push source code của họ lên repository, GitHub thông báo cho bạn biết bằng cách POST thông tin (dạng JSON) về lần push đó đến URL mà bạn đã đăng ký trước đó.</text:p>
      <text:list xml:id="list165220427704127" text:continue-numbering="true" text:style-name="L1">
        <text:list-item>
          <text:p text:style-name="P5">Cách thức làm việc với Git</text:p>
          <text:p text:style-name="P1">Làm việc với GitHub nói riêng hay hệ thống GIT nói chung có 2 workflow chính là local workflow và server workflow.</text:p>
        </text:list-item>
      </text:list>
      <text:p text:style-name="P10"><text:soft-page-break/><text:span text:style-name="T8">Nó c</text:span>ó thể làm mọi chuyện thay đổi source code ở local, sau khi đã thay đổi xong, bạn sẽ commit nhưng thay đổi đó lên server và bản lên server phải là bản hoàn chỉnh một tính năng nào đó, hoặc fix bug xong, test xong hoặc ít nhất bản đó phải chạy được. Không được commit code dở dang, chưa qua test lên repository server sẽ làm ảnh hưởng đến các thành viên khác, ngược lại bạn có thể làm điều đó ở repository local (Bạn cũng có thể tạo một branch ở server cho việc commit code dở dang hay tính năng chưa hoàn thành như từng làm với SVN, nó sẽ chiếm space ở server cũng như làm mất thời gian của bạn vào việc tương tác kết nối với server, vậy tại sao không commit nó lên repository local nhỉ, vừa nhanh thao tác lại không mất space của server.)</text:p>
      <text:p text:style-name="P17">Mở rộng: từ repository của github ta có thể theo phương thức của Git tạo bản build cho production site (trên đây cũng là một repository server) bằng cách push thay đổi (đã qua test kỹ càng) lên nó.<text:line-break/>Khi tương tác với repository server (cập nhật hay thay đổi) GITHUB đòi hỏi mã chứng nhận "Bạn là ai" thông qua so sánh SSH key ở local của bạn và SSH key trên server tương ứng với account mà bạn đã đăng ký với GITHUB trước đó.</text:p>
      <text:p text:style-name="P17">a ) Làm việc với repository ở local: với 2 command thường dùng là git add và git commit</text:p>
      <text:p text:style-name="P17">git add: add file đã thay đổi vào stage<text:line-break/>git commit: commit các file đã add vào stage lên repository ở local<text:line-break/>Ngoài ra bạn xem một số command khác</text:p>
      <text:p text:style-name="P17"><text:span text:style-name="T6">b </text:span>) Làm việc với repository ở server github:</text:p>
      <text:p text:style-name="P17">Sau <text:span text:style-name="T7">tìm hiểu </text:span>ở local , cuối cùng khi có một bản ổn định và hoàn tất (có thông qua test) ta sẽ quyết định cập nhật nó lên repository server với:</text:p>
      <text:list xml:id="list2819941018567747119" text:style-name="L3">
        <text:list-item>
          <text:p><text:s text:c="2"/>push: push thay đổi từ repository local lên repository server</text:p>
        </text:list-item>
        <text:list-item>
          <text:p><text:s text:c="2"/>fetch: cập nhật thay đổi từ repository server về repository local</text:p>
        </text:list-item>
        <text:list-item>
          <text:p><text:s text:c="2"/>pull/rebase: sao chép source code từ server về local workspace (tương đương checkout của SVN)</text:p>
        </text:list-item>
      </text:list>
      <text:list xml:id="list165220192255974" text:continue-list="list165220427704127" text:style-name="L1">
        <text:list-item>
          <text:p text:style-name="P6">Những câu lệnh cơ bản</text:p>
        </text:list-item>
      </text:list>
      <text:list xml:id="list4379561456195885281" text:style-name="L4">
        <text:list-header>
          <text:p text:style-name="P7">a, Thêm (add) và commit</text:p>
        </text:list-header>
        <text:list-item>
          <text:p text:style-name="P18">git add &lt;ten-tap-tin&gt;</text:p>
        </text:list-item>
        <text:list-item>
          <text:p text:style-name="P18">git add * // để thêm tất cả file</text:p>
        </text:list-item>
        <text:list-item>
          <text:p text:style-name="P18">git commit -m “c”</text:p>
          <text:p text:style-name="P7">b, Đẩy (push) các thay đổi</text:p>
        </text:list-item>
        <text:list-item>
          <text:p text:style-name="P18">git push origin master </text:p>
          <text:p text:style-name="P7">c, Cập nhật và trộn</text:p>
          <text:p text:style-name="P18"><text:soft-page-break/>để cập nhật repository cục bộ và commit mới nhất</text:p>
        </text:list-item>
        <text:list-item>
          <text:p text:style-name="P18">git pull </text:p>
          <text:p text:style-name="P18">Trộn thêm nhánh khác vào nhánh đang hoạt động </text:p>
        </text:list-item>
        <text:list-item>
          <text:p text:style-name="P18">git merge &lt;ten-nhanh&gt;</text:p>
          <text:p text:style-name="P7">d, <text:span text:style-name="T9">Một số lệnh khác</text:span></text:p>
        </text:list-item>
        <text:list-item>
          <text:p text:style-name="P19">gitk //git GUI tích hợp sẵn</text:p>
        </text:list-item>
        <text:list-item>
          <text:p text:style-name="P20">git status //kiểm tra trạng thái <text:span text:style-name="T10">các tập tin </text:span></text:p>
        </text:list-item>
        <text:list-item>
          <text:p text:style-name="P19">git config color.ui true //sử dụng kết quả git với nhiều màu</text:p>
        </text:list-item>
        <text:list-item>
          <text:p text:style-name="P19">git config format.pretty oneline // hiện log trên chỉ một dùng mỗi commit</text:p>
        </text:list-item>
        <text:list-item>
          <text:p text:style-name="P19">git add -i //sử dụng thêm tập tin tương tác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HelveticaNeue" svg:font-family="HelveticaNeue, 'Helvetica Neue', Helvetica, Arial, sans-serif"/>
    <style:font-face style:name="adelle" svg:font-family="adelle, Georgia, '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1.2417in" fo:margin-right="0.785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6T15:59:56.736886797</meta:creation-date>
    <dc:date>2015-08-06T16:52:20.021529123</dc:date>
    <meta:editing-duration>PT49M25S</meta:editing-duration>
    <meta:editing-cycles>14</meta:editing-cycles>
    <meta:generator>LibreOffice/4.2.8.2$Linux_X86_64 LibreOffice_project/420m0$Build-2</meta:generator>
    <meta:document-statistic meta:table-count="0" meta:image-count="0" meta:object-count="0" meta:page-count="5" meta:paragraph-count="54" meta:word-count="1550" meta:character-count="7159" meta:non-whitespace-character-count="5682"/>
  </office:meta>
</office:document-meta>
</file>